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3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valuation_Results_pars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File nam</text:p>
          </table:table-cell>
          <table:table-cell table:number-columns-repeated="2"/>
          <table:table-cell office:value-type="string" calcext:value-type="string">
            <text:p>Condition</text:p>
          </table:table-cell>
          <table:table-cell table:number-columns-repeated="4"/>
          <table:table-cell office:value-type="string" calcext:value-type="string">
            <text:p>Infomation_amount</text:p>
          </table:table-cell>
          <table:table-cell office:value-type="string" calcext:value-type="string">
            <text:p>Infomation_quality</text:p>
          </table:table-cell>
          <table:table-cell office:value-type="string" calcext:value-type="string">
            <text:p>Information_usefulness</text:p>
          </table:table-cell>
          <table:table-cell/>
          <table:table-cell office:value-type="string" calcext:value-type="string">
            <text:p>Infomation_amount</text:p>
          </table:table-cell>
          <table:table-cell office:value-type="string" calcext:value-type="string">
            <text:p>Infomation_quality</text:p>
          </table:table-cell>
          <table:table-cell office:value-type="string" calcext:value-type="string">
            <text:p>Information_usefulness</text:p>
          </table:table-cell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IReN</text:p>
          </table:table-cell>
          <table:table-cell table:number-columns-repeated="2"/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92941.j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AVERAGE([.I2:.I14])" office:value-type="float" office:value="70.9230769230769" calcext:value-type="float">
            <text:p>70.9230769230769</text:p>
          </table:table-cell>
          <table:table-cell table:formula="of:=AVERAGE([.J2:.J14])" office:value-type="float" office:value="52.9230769230769" calcext:value-type="float">
            <text:p>52.9230769230769</text:p>
          </table:table-cell>
          <table:table-cell table:formula="of:=AVERAGE([.K2:.K14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IReN</text:p>
          </table:table-cell>
          <table:table-cell table:number-columns-repeated="2"/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204807.json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TDEV([.I2:.I14])" office:value-type="float" office:value="10.773900086641" calcext:value-type="float">
            <text:p>10.773900086641</text:p>
          </table:table-cell>
          <table:table-cell table:formula="of:=STDEV([.J2:.J14])" office:value-type="float" office:value="9.75928223506164" calcext:value-type="float">
            <text:p>9.75928223506164</text:p>
          </table:table-cell>
          <table:table-cell table:formula="of:=STDEV([.K2:.K14])" office:value-type="float" office:value="9.33630904944061" calcext:value-type="float">
            <text:p>9.33630904944061</text:p>
          </table:table-cell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IReN</text:p>
          </table:table-cell>
          <table:table-cell table:number-columns-repeated="2"/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215558.json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IReN</text:p>
          </table:table-cell>
          <table:table-cell table:number-columns-repeated="2"/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94724.json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IReN</text:p>
          </table:table-cell>
          <table:table-cell table:number-columns-repeated="2"/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210231.json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AVERAGE([.I15:.I64])" office:value-type="float" office:value="69.04" calcext:value-type="float">
            <text:p>69.04</text:p>
          </table:table-cell>
          <table:table-cell table:formula="of:=AVERAGE([.J15:.J64])" office:value-type="float" office:value="48.4" calcext:value-type="float">
            <text:p>48.4</text:p>
          </table:table-cell>
          <table:table-cell table:formula="of:=AVERAGE([.K15:.K64])" office:value-type="float" office:value="50.48" calcext:value-type="float">
            <text:p>50.48</text:p>
          </table:table-cell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IReN</text:p>
          </table:table-cell>
          <table:table-cell table:number-columns-repeated="2"/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221111.json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TDEV([.I15:.I64])" office:value-type="float" office:value="7.40369460996002" calcext:value-type="float">
            <text:p>7.40369460996002</text:p>
          </table:table-cell>
          <table:table-cell table:formula="of:=STDEV([.J15:.J64])" office:value-type="float" office:value="8.37391479414448" calcext:value-type="float">
            <text:p>8.37391479414448</text:p>
          </table:table-cell>
          <table:table-cell table:formula="of:=STDEV([.K15:.K64])" office:value-type="float" office:value="9.64521664254529" calcext:value-type="float">
            <text:p>9.64521664254529</text:p>
          </table:table-cell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IReN</text:p>
          </table:table-cell>
          <table:table-cell table:number-columns-repeated="2"/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200033.json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IReN</text:p>
          </table:table-cell>
          <table:table-cell table:number-columns-repeated="2"/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211339.json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/>
          <table:table-cell table:formula="of:=AVERAGE([.I65:.I113])" office:value-type="float" office:value="64.9591836734694" calcext:value-type="float">
            <text:p>64.9591836734694</text:p>
          </table:table-cell>
          <table:table-cell table:formula="of:=AVERAGE([.J65:.J114])" office:value-type="float" office:value="46.5510204081633" calcext:value-type="float">
            <text:p>46.5510204081633</text:p>
          </table:table-cell>
          <table:table-cell table:formula="of:=AVERAGE([.K65:.K114])" office:value-type="float" office:value="47.3673469387755" calcext:value-type="float">
            <text:p>47.3673469387755</text:p>
          </table:table-cell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IReN</text:p>
          </table:table-cell>
          <table:table-cell table:number-columns-repeated="2"/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222118.json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table:formula="of:=STDEV([.I65:.I113])" office:value-type="float" office:value="6.58900341374889" calcext:value-type="float">
            <text:p>6.58900341374889</text:p>
          </table:table-cell>
          <table:table-cell table:formula="of:=STDEV([.J65:.J113])" office:value-type="float" office:value="7.41356084171038" calcext:value-type="float">
            <text:p>7.41356084171038</text:p>
          </table:table-cell>
          <table:table-cell table:formula="of:=STDEV([.K65:.K113])" office:value-type="float" office:value="8.40558811533291" calcext:value-type="float">
            <text:p>8.40558811533291</text:p>
          </table:table-cell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IReN</text:p>
          </table:table-cell>
          <table:table-cell table:number-columns-repeated="2"/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201417.js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IReN</text:p>
          </table:table-cell>
          <table:table-cell table:number-columns-repeated="2"/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213000.json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IReN</text:p>
          </table:table-cell>
          <table:table-cell table:number-columns-repeated="2"/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202720.json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IReN</text:p>
          </table:table-cell>
          <table:table-cell table:number-columns-repeated="2"/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214518.json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T.TEST([.I2:.I14];[.I15:.I64]; 2;3)" office:value-type="float" office:value="0.560847176689246" calcext:value-type="float">
            <text:p>0.560847176689246</text:p>
          </table:table-cell>
          <table:table-cell table:formula="of:=COM.MICROSOFT.T.TEST([.J2:.J14];[.J15:.J64]; 2;3)" office:value-type="float" office:value="0.144309797486188" calcext:value-type="float">
            <text:p>0.144309797486188</text:p>
          </table:table-cell>
          <table:table-cell table:formula="of:=COM.MICROSOFT.T.TEST([.K2:.K14];[.K15:.K64]; 2;3)" office:value-type="float" office:value="0.018659391066748" calcext:value-type="float">
            <text:p>0.018659391066748</text:p>
          </table:table-cell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45850.json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/>
          <table:table-cell table:formula="of:=COM.MICROSOFT.T.TEST([.I2:.I14];[.I65:.I113];2;3)" office:value-type="float" office:value="0.0770477636686381" calcext:value-type="float">
            <text:p>0.0770477636686381</text:p>
          </table:table-cell>
          <table:table-cell table:formula="of:=COM.MICROSOFT.T.TEST([.J2:.J14];[.J65:.J113];2;3)" office:value-type="float" office:value="0.0436270787009311" calcext:value-type="float">
            <text:p>0.0436270787009311</text:p>
          </table:table-cell>
          <table:table-cell table:formula="of:=COM.MICROSOFT.T.TEST([.K2:.K14];[.K65:.K113];2;3)" office:value-type="float" office:value="0.001611888368861" calcext:value-type="float">
            <text:p>0.001611888368861</text:p>
          </table:table-cell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2501.json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5051.json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1510.json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3742.json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1220.json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3814.json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0229.json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2819.json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5133.json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0452.json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3012.json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5529.json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2006.json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5201.json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1740.json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4419.json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0617.json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3235.json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5708.json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1154.json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3714.json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0134.json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2417.json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5734.json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2435.json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4901.json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1127.json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3743.js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90101.json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1543.json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4206.json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0521.json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2913.json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0123.json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2957.json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5301.json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1649.json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4227.json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90806.json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1956.json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4717.json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0905.json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3357.json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0614.json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3338.json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5708.json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2327.json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4718.json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91315.json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0048.json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2735.json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5244.jso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1646.json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4001.json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1512.json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4053.json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0432.json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3036.json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0734.json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3435.json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5906.json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2208.json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5414.json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2129.json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4635.json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0854.json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3445.json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5925.json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1406.jso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3855.json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0300.json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2607.json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5936.json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2642.json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5041.json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1401.json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3949.json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90329.json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1730.json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4430.json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0651.json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3108.json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0331.json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3155.json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5523.jso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1921.json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4441.json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91027.json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0" calcext:value-type="float">
            <text:p>0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2131.json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54905.json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2" calcext:value-type="float">
            <text:p>2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1210.json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3" calcext:value-type="float">
            <text:p>3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63527.json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0841.json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5" calcext:value-type="float">
            <text:p>5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3505.json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6" calcext:value-type="float">
            <text:p>6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75859.json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7" calcext:value-type="float">
            <text:p>7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2535.json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8" calcext:value-type="float">
            <text:p>8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84921.json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lama</text:p>
          </table:table-cell>
          <table:table-cell office:value-type="string" calcext:value-type="string">
            <text:p>NoGuided</text:p>
          </table:table-cell>
          <table:table-cell office:value-type="string" calcext:value-type="string">
            <text:p>turn</text:p>
          </table:table-cell>
          <table:table-cell office:value-type="float" office:value="9" calcext:value-type="float">
            <text:p>9</text:p>
          </table:table-cell>
          <table:table-cell office:value-type="float" office:value="20260225" calcext:value-type="float">
            <text:p>20260225</text:p>
          </table:table-cell>
          <table:table-cell office:value-type="string" calcext:value-type="string">
            <text:p>191444.json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Evaluation_Results_parsed.A1:Evaluation_Results_parsed.K11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26T07:02:22.815914312</dc:date>
    <meta:editing-duration>PT2M4S</meta:editing-duration>
    <meta:editing-cycles>1</meta:editing-cycles>
    <meta:document-statistic meta:table-count="1" meta:cell-count="1225" meta:object-count="0"/>
    <meta:generator>LibreOffice/24.2.7.2$Linux_X86_64 LibreOffice_project/420$Build-2</meta:generator>
  </office:meta>
</office:document-meta>
</file>